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officeooo:rsid="0011d6c7" officeooo:paragraph-rsid="0011d6c7"/>
    </style:style>
    <style:style style:name="P2" style:family="paragraph" style:parent-style-name="Standard" style:list-style-name="L2">
      <style:paragraph-properties fo:margin-top="0in" fo:margin-bottom="0in" loext:contextual-spacing="false" fo:line-height="100%"/>
      <style:text-properties officeooo:rsid="0011d6c7" officeooo:paragraph-rsid="0011d6c7"/>
    </style:style>
    <style:style style:name="P3" style:family="paragraph" style:parent-style-name="Standard" style:list-style-name="L4">
      <style:paragraph-properties fo:margin-top="0in" fo:margin-bottom="0in" loext:contextual-spacing="false" fo:line-height="100%"/>
      <style:text-properties officeooo:rsid="0011d6c7" officeooo:paragraph-rsid="0011d6c7"/>
    </style:style>
    <style:style style:name="P4" style:family="paragraph" style:parent-style-name="Standard" style:list-style-name="L7">
      <style:paragraph-properties fo:margin-top="0in" fo:margin-bottom="0in" loext:contextual-spacing="false" fo:line-height="100%"/>
      <style:text-properties officeooo:rsid="0011d6c7" officeooo:paragraph-rsid="001579f9"/>
    </style:style>
    <style:style style:name="P5" style:family="paragraph" style:parent-style-name="Standard" style:list-style-name="L9">
      <style:paragraph-properties fo:margin-top="0in" fo:margin-bottom="0in" loext:contextual-spacing="false" fo:line-height="100%"/>
      <style:text-properties officeooo:rsid="0011d6c7" officeooo:paragraph-rsid="0011d6c7"/>
    </style:style>
    <style:style style:name="P6" style:family="paragraph" style:parent-style-name="Standard" style:list-style-name="L10">
      <style:paragraph-properties fo:margin-top="0in" fo:margin-bottom="0in" loext:contextual-spacing="false" fo:line-height="100%"/>
      <style:text-properties officeooo:rsid="0011d6c7" officeooo:paragraph-rsid="0013bfb2"/>
    </style:style>
    <style:style style:name="P7" style:family="paragraph" style:parent-style-name="Standard" style:list-style-name="L49">
      <style:paragraph-properties fo:margin-top="0in" fo:margin-bottom="0in" loext:contextual-spacing="false" fo:line-height="100%"/>
      <style:text-properties officeooo:rsid="0011d6c7" officeooo:paragraph-rsid="00157cef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1d6c7"/>
    </style:style>
    <style:style style:name="P9" style:family="paragraph" style:parent-style-name="Standard" style:list-style-name="L2">
      <style:paragraph-properties fo:margin-top="0in" fo:margin-bottom="0in" loext:contextual-spacing="false" fo:line-height="100%"/>
      <style:text-properties officeooo:paragraph-rsid="0011d6c7"/>
    </style:style>
    <style:style style:name="P10" style:family="paragraph" style:parent-style-name="Standard" style:list-style-name="L3">
      <style:paragraph-properties fo:margin-top="0in" fo:margin-bottom="0in" loext:contextual-spacing="false" fo:line-height="100%"/>
      <style:text-properties officeooo:paragraph-rsid="0011d6c7"/>
    </style:style>
    <style:style style:name="P11" style:family="paragraph" style:parent-style-name="Standard" style:list-style-name="L4">
      <style:paragraph-properties fo:margin-top="0in" fo:margin-bottom="0in" loext:contextual-spacing="false" fo:line-height="100%"/>
      <style:text-properties officeooo:paragraph-rsid="0011d6c7"/>
    </style:style>
    <style:style style:name="P12" style:family="paragraph" style:parent-style-name="Standard" style:list-style-name="L6">
      <style:paragraph-properties fo:margin-top="0in" fo:margin-bottom="0in" loext:contextual-spacing="false" fo:line-height="100%"/>
      <style:text-properties officeooo:paragraph-rsid="0011d6c7"/>
    </style:style>
    <style:style style:name="P13" style:family="paragraph" style:parent-style-name="Standard" style:list-style-name="L7">
      <style:paragraph-properties fo:margin-top="0in" fo:margin-bottom="0in" loext:contextual-spacing="false" fo:line-height="100%"/>
      <style:text-properties officeooo:paragraph-rsid="0011d6c7"/>
    </style:style>
    <style:style style:name="P14" style:family="paragraph" style:parent-style-name="Standard" style:list-style-name="L16">
      <style:paragraph-properties fo:margin-top="0in" fo:margin-bottom="0in" loext:contextual-spacing="false" fo:line-height="100%"/>
      <style:text-properties officeooo:paragraph-rsid="0013bfb2"/>
    </style:style>
    <style:style style:name="P15" style:family="paragraph" style:parent-style-name="Standard" style:list-style-name="L17">
      <style:paragraph-properties fo:margin-top="0in" fo:margin-bottom="0in" loext:contextual-spacing="false" fo:line-height="100%"/>
      <style:text-properties officeooo:paragraph-rsid="0013bfb2"/>
    </style:style>
    <style:style style:name="P16" style:family="paragraph" style:parent-style-name="Standard" style:list-style-name="L13">
      <style:paragraph-properties fo:margin-top="0in" fo:margin-bottom="0in" loext:contextual-spacing="false" fo:line-height="100%"/>
      <style:text-properties officeooo:paragraph-rsid="00136257"/>
    </style:style>
    <style:style style:name="P17" style:family="paragraph" style:parent-style-name="Standard" style:list-style-name="L14">
      <style:paragraph-properties fo:margin-top="0in" fo:margin-bottom="0in" loext:contextual-spacing="false" fo:line-height="100%"/>
      <style:text-properties officeooo:paragraph-rsid="00136257"/>
    </style:style>
    <style:style style:name="P18" style:family="paragraph" style:parent-style-name="Standard" style:list-style-name="L15">
      <style:paragraph-properties fo:margin-top="0in" fo:margin-bottom="0in" loext:contextual-spacing="false" fo:line-height="100%"/>
      <style:text-properties officeooo:paragraph-rsid="00136257"/>
    </style:style>
    <style:style style:name="P19" style:family="paragraph" style:parent-style-name="Standard" style:list-style-name="L18">
      <style:paragraph-properties fo:margin-top="0in" fo:margin-bottom="0in" loext:contextual-spacing="false" fo:line-height="100%"/>
      <style:text-properties officeooo:paragraph-rsid="0013bfb2"/>
    </style:style>
    <style:style style:name="P20" style:family="paragraph" style:parent-style-name="Standard" style:list-style-name="L19">
      <style:paragraph-properties fo:margin-top="0in" fo:margin-bottom="0in" loext:contextual-spacing="false" fo:line-height="100%"/>
      <style:text-properties officeooo:paragraph-rsid="0013bfb2"/>
    </style:style>
    <style:style style:name="P21" style:family="paragraph" style:parent-style-name="Standard" style:list-style-name="L20">
      <style:paragraph-properties fo:margin-top="0in" fo:margin-bottom="0in" loext:contextual-spacing="false" fo:line-height="100%"/>
      <style:text-properties officeooo:paragraph-rsid="0013bfb2"/>
    </style:style>
    <style:style style:name="P22" style:family="paragraph" style:parent-style-name="Standard" style:list-style-name="L49">
      <style:paragraph-properties fo:margin-top="0in" fo:margin-bottom="0in" loext:contextual-spacing="false" fo:line-height="100%"/>
      <style:text-properties officeooo:paragraph-rsid="00157cef"/>
    </style:style>
    <style:style style:name="P23" style:family="paragraph" style:parent-style-name="Standard" style:list-style-name="L51">
      <style:paragraph-properties fo:margin-top="0in" fo:margin-bottom="0in" loext:contextual-spacing="false" fo:line-height="100%"/>
      <style:text-properties officeooo:paragraph-rsid="00157cef"/>
    </style:style>
    <style:style style:name="P24" style:family="paragraph" style:parent-style-name="Standard" style:list-style-name="L13">
      <style:paragraph-properties fo:margin-top="0in" fo:margin-bottom="0in" loext:contextual-spacing="false" fo:line-height="100%"/>
      <style:text-properties officeooo:rsid="00136257" officeooo:paragraph-rsid="00136257"/>
    </style:style>
    <style:style style:name="P25" style:family="paragraph" style:parent-style-name="Standard" style:list-style-name="L14">
      <style:paragraph-properties fo:margin-top="0in" fo:margin-bottom="0in" loext:contextual-spacing="false" fo:line-height="100%"/>
      <style:text-properties officeooo:rsid="00136257" officeooo:paragraph-rsid="00136257"/>
    </style:style>
    <style:style style:name="P26" style:family="paragraph" style:parent-style-name="Standard" style:list-style-name="L15">
      <style:paragraph-properties fo:margin-top="0in" fo:margin-bottom="0in" loext:contextual-spacing="false" fo:line-height="100%"/>
      <style:text-properties officeooo:rsid="00136257" officeooo:paragraph-rsid="00136257"/>
    </style:style>
    <style:style style:name="P27" style:family="paragraph" style:parent-style-name="Standard" style:list-style-name="L10">
      <style:paragraph-properties fo:margin-top="0in" fo:margin-bottom="0in" loext:contextual-spacing="false" fo:line-height="100%"/>
      <style:text-properties officeooo:rsid="00136257" officeooo:paragraph-rsid="0013bfb2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rsid="00136257" officeooo:paragraph-rsid="00136257"/>
    </style:style>
    <style:style style:name="P29" style:family="paragraph" style:parent-style-name="Standard" style:list-style-name="L11">
      <style:paragraph-properties fo:margin-top="0in" fo:margin-bottom="0in" loext:contextual-spacing="false" fo:line-height="100%"/>
      <style:text-properties officeooo:rsid="00136257" officeooo:paragraph-rsid="00136257"/>
    </style:style>
    <style:style style:name="P30" style:family="paragraph" style:parent-style-name="Standard" style:list-style-name="L12">
      <style:paragraph-properties fo:margin-top="0in" fo:margin-bottom="0in" loext:contextual-spacing="false" fo:line-height="100%"/>
      <style:text-properties officeooo:rsid="00136257" officeooo:paragraph-rsid="00136257"/>
    </style:style>
    <style:style style:name="P31" style:family="paragraph" style:parent-style-name="Standard" style:list-style-name="L19">
      <style:paragraph-properties fo:margin-top="0in" fo:margin-bottom="0in" loext:contextual-spacing="false" fo:line-height="100%"/>
      <style:text-properties officeooo:rsid="00136257" officeooo:paragraph-rsid="0013bfb2"/>
    </style:style>
    <style:style style:name="P32" style:family="paragraph" style:parent-style-name="Standard" style:list-style-name="L22">
      <style:paragraph-properties fo:margin-top="0in" fo:margin-bottom="0in" loext:contextual-spacing="false" fo:line-height="100%"/>
      <style:text-properties officeooo:rsid="00136257" officeooo:paragraph-rsid="0013bfb2"/>
    </style:style>
    <style:style style:name="P33" style:family="paragraph" style:parent-style-name="Standard" style:list-style-name="L23">
      <style:paragraph-properties fo:margin-top="0in" fo:margin-bottom="0in" loext:contextual-spacing="false" fo:line-height="100%"/>
      <style:text-properties officeooo:rsid="00136257" officeooo:paragraph-rsid="0013bfb2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officeooo:rsid="00136257" officeooo:paragraph-rsid="0013bfb2"/>
    </style:style>
    <style:style style:name="P35" style:family="paragraph" style:parent-style-name="Standard" style:list-style-name="L49">
      <style:paragraph-properties fo:margin-top="0in" fo:margin-bottom="0in" loext:contextual-spacing="false" fo:line-height="100%"/>
      <style:text-properties officeooo:rsid="00136257" officeooo:paragraph-rsid="00157cef"/>
    </style:style>
    <style:style style:name="P36" style:family="paragraph" style:parent-style-name="Standard" style:list-style-name="L21">
      <style:paragraph-properties fo:margin-top="0in" fo:margin-bottom="0in" loext:contextual-spacing="false" fo:line-height="100%"/>
      <style:text-properties officeooo:rsid="0013bfb2" officeooo:paragraph-rsid="0013bfb2"/>
    </style:style>
    <style:style style:name="P37" style:family="paragraph" style:parent-style-name="Standard" style:list-style-name="L22">
      <style:paragraph-properties fo:margin-top="0in" fo:margin-bottom="0in" loext:contextual-spacing="false" fo:line-height="100%"/>
      <style:text-properties officeooo:rsid="0013bfb2" officeooo:paragraph-rsid="0013bfb2"/>
    </style:style>
    <style:style style:name="P38" style:family="paragraph" style:parent-style-name="Standard" style:list-style-name="L23">
      <style:paragraph-properties fo:margin-top="0in" fo:margin-bottom="0in" loext:contextual-spacing="false" fo:line-height="100%"/>
      <style:text-properties officeooo:rsid="0013bfb2" officeooo:paragraph-rsid="0013bfb2"/>
    </style:style>
    <style:style style:name="P39" style:family="paragraph" style:parent-style-name="Standard" style:list-style-name="L24">
      <style:paragraph-properties fo:margin-top="0in" fo:margin-bottom="0in" loext:contextual-spacing="false" fo:line-height="100%"/>
      <style:text-properties officeooo:rsid="001579f9" officeooo:paragraph-rsid="001579f9"/>
    </style:style>
    <style:style style:name="P40" style:family="paragraph" style:parent-style-name="Standard" style:list-style-name="L25">
      <style:paragraph-properties fo:margin-top="0in" fo:margin-bottom="0in" loext:contextual-spacing="false" fo:line-height="100%"/>
      <style:text-properties officeooo:rsid="001579f9" officeooo:paragraph-rsid="001579f9"/>
    </style:style>
    <style:style style:name="P41" style:family="paragraph" style:parent-style-name="Standard" style:list-style-name="L26">
      <style:paragraph-properties fo:margin-top="0in" fo:margin-bottom="0in" loext:contextual-spacing="false" fo:line-height="100%"/>
      <style:text-properties officeooo:rsid="001579f9" officeooo:paragraph-rsid="001579f9"/>
    </style:style>
    <style:style style:name="P42" style:family="paragraph" style:parent-style-name="Standard" style:list-style-name="L49">
      <style:paragraph-properties fo:margin-top="0in" fo:margin-bottom="0in" loext:contextual-spacing="false" fo:line-height="100%"/>
      <style:text-properties officeooo:rsid="001579f9" officeooo:paragraph-rsid="00157cef"/>
    </style:style>
    <style:style style:name="P43" style:family="paragraph" style:parent-style-name="Standard" style:list-style-name="L50">
      <style:paragraph-properties fo:margin-top="0in" fo:margin-bottom="0in" loext:contextual-spacing="false" fo:line-height="100%"/>
      <style:text-properties officeooo:rsid="00157cef" officeooo:paragraph-rsid="00157cef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officeooo:rsid="00157cef" officeooo:paragraph-rsid="00157cef"/>
    </style:style>
    <style:style style:name="P45" style:family="paragraph" style:parent-style-name="Standard">
      <style:paragraph-properties fo:margin-top="0in" fo:margin-bottom="0in" loext:contextual-spacing="false" fo:line-height="100%" fo:break-before="page"/>
      <style:text-properties officeooo:rsid="0011d6c7" officeooo:paragraph-rsid="0011d6c7"/>
    </style:style>
    <style:style style:name="P46" style:family="paragraph" style:parent-style-name="Standard">
      <style:paragraph-properties fo:margin-top="0in" fo:margin-bottom="0in" loext:contextual-spacing="false" fo:line-height="100%" fo:break-before="page"/>
      <style:text-properties officeooo:rsid="001579f9" officeooo:paragraph-rsid="00157cef"/>
    </style:style>
    <style:style style:name="P47" style:family="paragraph" style:master-page-name="Standard">
      <style:paragraph-properties fo:margin-top="0in" fo:margin-bottom="0.1201in" loext:contextual-spacing="false" style:page-number="auto"/>
    </style:style>
    <style:style style:name="P48" style:family="paragraph" style:list-style-name="L1">
      <style:paragraph-properties fo:margin-top="0in" fo:margin-bottom="0.1201in" loext:contextual-spacing="false"/>
    </style:style>
    <style:style style:name="P49" style:family="paragraph" style:parent-style-name="Standard">
      <style:paragraph-properties fo:margin-top="0in" fo:margin-bottom="0.1201in" loext:contextual-spacing="false"/>
    </style:style>
    <style:style style:name="T1" style:family="text">
      <style:text-properties officeooo:rsid="0011d6c7"/>
    </style:style>
    <style:style style:name="T2" style:family="text">
      <style:text-properties officeooo:rsid="00136257"/>
    </style:style>
    <style:style style:name="T3" style:family="text">
      <style:text-properties officeooo:rsid="0013bfb2"/>
    </style:style>
    <style:style style:name="T4" style:family="text">
      <style:text-properties officeooo:rsid="001579f9"/>
    </style:style>
    <style:style style:name="T5" style:family="text">
      <style:text-properties officeooo:rsid="00157c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Commands:</text:p>
      <text:list xml:id="list966190339562259544" text:style-name="L1">
        <text:list-item>
          <text:p>Fight</text:p>
        </text:list-item>
        <text:list-item>
          <text:p>Item</text:p>
        </text:list-item>
        <text:list-item>
          <text:p>Run</text:p>
        </text:list-item>
        <text:list-item>
          <text:p>Rage(Grem): use Rage based skills</text:p>
        </text:list-item>
        <text:list-item>
          <text:p>Cover(Grem): sheild an ally taking damage for them set up then used until clicked a second time</text:p>
        </text:list-item>
        <text:list-item>
          <text:p>Subtlety(Lenn): use Stamina for sneaky tricks and attacks</text:p>
        </text:list-item>
        <text:list-item>
          <text:p>Eliminate(Lenn): use Stamina for deadly attacks</text:p>
        </text:list-item>
        <text:list-item>
          <text:p>Elemental(Laz): use mana for elemental magic(Fire,Wind,Water,Earth)</text:p>
        </text:list-item>
        <text:list-item>
          <text:p>Dark(Laz): use mana for Dark Magic</text:p>
        </text:list-item>
        <text:list-item>
          <text:p>Spirit: take turn to heal oneself </text:p>
        </text:list-item>
      </text:list>
      <text:p text:style-name="P49"/>
      <text:p text:style-name="P1"/>
      <text:p text:style-name="P45">Skils (sorted by type)</text:p>
      <text:p text:style-name="P8"><text:tab/>Rage:</text:p>
      <text:list xml:id="list8300410395010433800" text:style-name="L2">
        <text:list-item>
          <text:list>
            <text:list-item>
              <text:p text:style-name="P9"><text:span text:style-name="T1">Jump: deals double damage after second turn. </text:span></text:p>
            </text:list-item>
          </text:list>
        </text:list-item>
      </text:list>
      <text:list xml:id="list7076293079322875641" text:style-name="L3">
        <text:list-item>
          <text:list>
            <text:list-item>
              <text:p text:style-name="P10"><text:span text:style-name="T1">Rage Cost: 0 generates 20 rage</text:span></text:p>
            </text:list-item>
            <text:list-item>
              <text:p text:style-name="P10"><text:span text:style-name="T1">Rune: grants skill jump and rage command. exp to learn 100</text:span></text:p>
            </text:list-item>
          </text:list>
        </text:list-item>
      </text:list>
      <text:list xml:id="list155734002161387" text:continue-list="list8300410395010433800" text:style-name="L2">
        <text:list-item>
          <text:list>
            <text:list-item>
              <text:p text:style-name="P2">Charge: deals basic attack and skips that enemies turn (no effect on bosses)</text:p>
            </text:list-item>
          </text:list>
        </text:list-item>
      </text:list>
      <text:list xml:id="list8777351798287592556" text:style-name="L4">
        <text:list-item>
          <text:list>
            <text:list-item>
              <text:p text:style-name="P11"><text:span text:style-name="T1">Rage Cost: 30</text:span></text:p>
            </text:list-item>
            <text:list-item>
              <text:p text:style-name="P3">Rune: grants skill charge and rage command. exp to learn <text:span text:style-name="T3">3</text:span>00</text:p>
            </text:list-item>
          </text:list>
        </text:list-item>
      </text:list>
      <text:list xml:id="list2004719779008385821" text:style-name="L6">
        <text:list-item>
          <text:list>
            <text:list-item>
              <text:p text:style-name="P12"><text:span text:style-name="T1">Shatter: Jump attack on all enemies (basic damage, instant)</text:span></text:p>
            </text:list-item>
          </text:list>
        </text:list-item>
      </text:list>
      <text:list xml:id="list5454608807643246235" text:style-name="L7">
        <text:list-item>
          <text:list>
            <text:list-item>
              <text:p text:style-name="P13"><text:span text:style-name="T1">Rage cost: 20</text:span></text:p>
            </text:list-item>
            <text:list-item>
              <text:p text:style-name="P4">Rune: grants skill Shatter and rage command. exp to learn <text:span text:style-name="T4">3</text:span>00</text:p>
            </text:list-item>
          </text:list>
        </text:list-item>
      </text:list>
      <text:list xml:id="list7497337148251890539" text:style-name="L24">
        <text:list-item>
          <text:list>
            <text:list-item>
              <text:list>
                <text:list-item>
                  <text:p text:style-name="P39">Destroy: 3x times damage</text:p>
                </text:list-item>
              </text:list>
            </text:list-item>
          </text:list>
        </text:list-item>
      </text:list>
      <text:list xml:id="list8372828424391069423" text:style-name="L25">
        <text:list-item>
          <text:list>
            <text:list-item>
              <text:list>
                <text:list-item>
                  <text:p text:style-name="P40">rage cost: 50</text:p>
                </text:list-item>
                <text:list-item>
                  <text:p text:style-name="P40">rune: <text:span text:style-name="T1">grants skill </text:span>Destroy<text:span text:style-name="T1"> and rage command. exp to learn 500</text:span></text:p>
                </text:list-item>
              </text:list>
            </text:list-item>
          </text:list>
        </text:list-item>
      </text:list>
      <text:list xml:id="list155734004149680" text:continue-list="list7497337148251890539" text:style-name="L24">
        <text:list-item>
          <text:list>
            <text:list-item>
              <text:list>
                <text:list-item>
                  <text:p text:style-name="P39">Wrath: Double attack damage while active</text:p>
                </text:list-item>
              </text:list>
            </text:list-item>
          </text:list>
        </text:list-item>
      </text:list>
      <text:list xml:id="list981800777467115504" text:style-name="L26">
        <text:list-item>
          <text:list>
            <text:list-item>
              <text:list>
                <text:list-item>
                  <text:p text:style-name="P41">rage cost: initial 40 per turn 20</text:p>
                </text:list-item>
                <text:list-item>
                  <text:p text:style-name="P41">rune: <text:span text:style-name="T1">grants skill </text:span>Wrath<text:span text:style-name="T1"> and rage command. exp to learn 500</text:span></text:p>
                </text:list-item>
              </text:list>
            </text:list-item>
          </text:list>
        </text:list-item>
      </text:list>
      <text:p text:style-name="P1"><text:tab/>Subtlety:</text:p>
      <text:list xml:id="list1624026397679135530" text:style-name="L9">
        <text:list-item>
          <text:p text:style-name="P5">Steal: <text:span text:style-name="T2">steal single item form enemy</text:span></text:p>
        </text:list-item>
      </text:list>
      <text:list xml:id="list1901558197606241956" text:style-name="L13">
        <text:list-item>
          <text:p text:style-name="P16"><text:span text:style-name="T2">cost: 0</text:span></text:p>
        </text:list-item>
        <text:list-item>
          <text:p text:style-name="P24"><text:span text:style-name="T1">Rune: grants skill </text:span>steal<text:span text:style-name="T1"> and </text:span>Subtlety<text:span text:style-name="T1"> command. exp to learn 100</text:span></text:p>
        </text:list-item>
      </text:list>
      <text:list xml:id="list155734005167013" text:continue-list="list1624026397679135530" text:style-name="L9">
        <text:list-item>
          <text:p text:style-name="P5">Mug: <text:span text:style-name="T2">basic attack and steal</text:span></text:p>
        </text:list-item>
      </text:list>
      <text:list xml:id="list4349185898222050640" text:style-name="L14">
        <text:list-item>
          <text:p text:style-name="P17"><text:span text:style-name="T2">cost 40</text:span></text:p>
        </text:list-item>
        <text:list-item>
          <text:p text:style-name="P25"><text:span text:style-name="T1">Rune: grants skill </text:span>Mug<text:span text:style-name="T1"> and </text:span>Subtlety<text:span text:style-name="T1"> command. exp to learn </text:span>3<text:span text:style-name="T1">00</text:span></text:p>
        </text:list-item>
      </text:list>
      <text:list xml:id="list155734006147750" text:continue-list="list155734005167013" text:style-name="L9">
        <text:list-item>
          <text:p text:style-name="P5">Stealth: <text:span text:style-name="T2">go invisable cannot be hit while stealthed or gain stamina</text:span></text:p>
        </text:list-item>
      </text:list>
      <text:list xml:id="list8644110401220446535" text:style-name="L15">
        <text:list-item>
          <text:p text:style-name="P18"><text:span text:style-name="T2">cost: initial: 40 per turn: 20</text:span></text:p>
        </text:list-item>
        <text:list-item>
          <text:p text:style-name="P26"><text:span text:style-name="T1">Rune: grants skill </text:span>Stealth<text:span text:style-name="T1"> and </text:span>Subtlety<text:span text:style-name="T1"> command. exp to learn </text:span>5<text:span text:style-name="T1">00</text:span></text:p>
        </text:list-item>
      </text:list>
      <text:p text:style-name="P1"><text:tab/>Eliminate:</text:p>
      <text:list xml:id="list7680877055500342352" text:style-name="L10">
        <text:list-item>
          <text:p text:style-name="P6">Backstab <text:span text:style-name="T3">deal double damage</text:span></text:p>
        </text:list-item>
      </text:list>
      <text:list xml:id="list7279654056822198549" text:style-name="L16">
        <text:list-item>
          <text:p text:style-name="P14"><text:span text:style-name="T2">cost: 40</text:span></text:p>
        </text:list-item>
        <text:list-item>
          <text:p text:style-name="P14"><text:span text:style-name="T1">Rune: grants skill Backstab and Eliminate command. exp to learn 200</text:span></text:p>
        </text:list-item>
      </text:list>
      <text:list xml:id="list155734008152818" text:continue-list="list7680877055500342352" text:style-name="L10">
        <text:list-item>
          <text:p text:style-name="P27">Assassinate <text:span text:style-name="T3">deals triple damage</text:span></text:p>
        </text:list-item>
      </text:list>
      <text:list xml:id="list4503059194595821064" text:style-name="L17">
        <text:list-item>
          <text:p text:style-name="P15"><text:span text:style-name="T2">cost: 50</text:span></text:p>
        </text:list-item>
        <text:list-item>
          <text:p text:style-name="P15"><text:span text:style-name="T1">Rune: grants skill Assassinate and Eliminate command. exp to learn 400</text:span></text:p>
        </text:list-item>
      </text:list>
      <text:p text:style-name="P28"><text:tab/>Elemental</text:p>
      <text:list xml:id="list6263066773266702917" text:style-name="L11">
        <text:list-item>
          <text:p text:style-name="P29">Wind <text:span text:style-name="T3">heals target/s for 50% health</text:span></text:p>
        </text:list-item>
      </text:list>
      <text:list xml:id="list2210457200995506543" text:style-name="L18">
        <text:list-item>
          <text:p text:style-name="P19"><text:span text:style-name="T2">cost: single target 7 all 10</text:span></text:p>
        </text:list-item>
        <text:list-item>
          <text:p text:style-name="P19"><text:span text:style-name="T1">Rune: grants skill Wind and Elemental command. exp to learn 100</text:span></text:p>
        </text:list-item>
      </text:list>
      <text:list xml:id="list155734009142933" text:continue-list="list6263066773266702917" text:style-name="L11">
        <text:list-item>
          <text:p text:style-name="P29">Earth <text:span text:style-name="T3">hit all enemies with an earthquake (basic magic damage)</text:span></text:p>
        </text:list-item>
      </text:list>
      <text:list xml:id="list6028248260276790122" text:style-name="L20">
        <text:list-item>
          <text:p text:style-name="P21"><text:span text:style-name="T2">cost: 10</text:span></text:p>
        </text:list-item>
        <text:list-item>
          <text:p text:style-name="P21"><text:span text:style-name="T2">Rune: grants skill Earth and Elemental command. exp to learn 300</text:span></text:p>
        </text:list-item>
      </text:list>
      <text:list xml:id="list155734010172809" text:continue-list="list155734009142933" text:style-name="L11">
        <text:list-item>
          <text:p text:style-name="P29">Fire <text:span text:style-name="T3">devestating fire damge to single target (3x magic)</text:span></text:p>
        </text:list-item>
      </text:list>
      <text:list xml:id="list3785226441705847679" text:style-name="L21">
        <text:list-item>
          <text:list>
            <text:list-item>
              <text:p text:style-name="P36"><text:soft-page-break/>cost: 30</text:p>
            </text:list-item>
            <text:list-item>
              <text:p text:style-name="P36"><text:span text:style-name="T2">Rune: grants skill </text:span>Fire<text:span text:style-name="T2"> and Elemental command. exp to learn </text:span>5<text:span text:style-name="T2">00</text:span></text:p>
            </text:list-item>
          </text:list>
        </text:list-item>
      </text:list>
      <text:p text:style-name="P28"><text:tab/>Dark</text:p>
      <text:list xml:id="list8983070278260336407" text:style-name="L12">
        <text:list-item>
          <text:p text:style-name="P30">Drain: <text:span text:style-name="T3">drain health convert to mana</text:span></text:p>
        </text:list-item>
      </text:list>
      <text:list xml:id="list6725485884828353046" text:style-name="L19">
        <text:list-item>
          <text:p text:style-name="P20"><text:span text:style-name="T2">cost: 0</text:span></text:p>
        </text:list-item>
        <text:list-item>
          <text:p text:style-name="P31"><text:span text:style-name="T1">Rune: grants skill </text:span>Drain<text:span text:style-name="T1"> and </text:span>Dark<text:span text:style-name="T1"> command. exp to learn 100</text:span></text:p>
        </text:list-item>
      </text:list>
      <text:list xml:id="list155734012148677" text:continue-list="list8983070278260336407" text:style-name="L12">
        <text:list-item>
          <text:p text:style-name="P30">Gravity: <text:span text:style-name="T3">hit target with basic magic damage and lose its next turn</text:span></text:p>
        </text:list-item>
      </text:list>
      <text:list xml:id="list3458850095919455877" text:style-name="L22">
        <text:list-item>
          <text:list>
            <text:list-item>
              <text:p text:style-name="P37">cost 10</text:p>
            </text:list-item>
            <text:list-item>
              <text:p text:style-name="P32"><text:span text:style-name="T1">Rune: grants skill </text:span>Gravity<text:span text:style-name="T1"> and </text:span>Dark<text:span text:style-name="T1"> command. exp to learn 300</text:span></text:p>
            </text:list-item>
          </text:list>
        </text:list-item>
      </text:list>
      <text:list xml:id="list155734013170172" text:continue-list="list155734012148677" text:style-name="L12">
        <text:list-item>
          <text:p text:style-name="P30">Nova: <text:span text:style-name="T3">hit all with a devistating display of power (2x Magic)</text:span></text:p>
        </text:list-item>
      </text:list>
      <text:list xml:id="list7003234963730014110" text:style-name="L23">
        <text:list-item>
          <text:list>
            <text:list-item>
              <text:p text:style-name="P38">cost 30</text:p>
            </text:list-item>
            <text:list-item>
              <text:p text:style-name="P33"><text:span text:style-name="T1">Rune: grants skill </text:span>Nova<text:span text:style-name="T1"> and </text:span>Dark<text:span text:style-name="T1"> command. exp to learn 500</text:span></text:p>
            </text:list-item>
          </text:list>
        </text:list-item>
      </text:list>
      <text:p text:style-name="P34"/>
      <text:p text:style-name="P46">Runes</text:p>
      <text:list xml:id="list8208452323070357875" text:style-name="L51">
        <text:list-item>
          <text:p text:style-name="P23"><text:span text:style-name="T5">Spirit<text:tab/><text:tab/>xp:100</text:span></text:p>
        </text:list-item>
      </text:list>
      <text:p text:style-name="P44">Grem specific</text:p>
      <text:list xml:id="list5917937643446032564" text:style-name="L50">
        <text:list-item>
          <text:p text:style-name="P43">Cover<text:tab/><text:tab/>xp:100</text:p>
        </text:list-item>
      </text:list>
      <text:list xml:id="list1075529246004008458" text:style-name="L49">
        <text:list-item>
          <text:p text:style-name="P22"><text:span text:style-name="T1">Jump<text:tab/><text:tab/>xp:100</text:span></text:p>
        </text:list-item>
        <text:list-item>
          <text:p text:style-name="P7">Charge<text:span text:style-name="T5"><text:tab/><text:tab/>xp:300</text:span></text:p>
        </text:list-item>
        <text:list-item>
          <text:p text:style-name="P22"><text:span text:style-name="T1">Shatter<text:tab/><text:tab/>xp:300</text:span></text:p>
        </text:list-item>
        <text:list-item>
          <text:p text:style-name="P42">Destroy<text:span text:style-name="T5"><text:tab/>xp:500</text:span></text:p>
        </text:list-item>
        <text:list-item>
          <text:p text:style-name="P42">Wrath<text:span text:style-name="T5"><text:tab/><text:tab/>xp:500</text:span></text:p>
        </text:list-item>
      </text:list>
      <text:p text:style-name="P44">Lenn specific</text:p>
      <text:list xml:id="list155734016165697" text:continue-numbering="true" text:style-name="L49">
        <text:list-item>
          <text:p text:style-name="P7">Steal<text:span text:style-name="T5"><text:tab/><text:tab/>xp:100</text:span></text:p>
        </text:list-item>
        <text:list-item>
          <text:p text:style-name="P7">Mug<text:span text:style-name="T5"><text:tab/><text:tab/>xp:300</text:span></text:p>
        </text:list-item>
        <text:list-item>
          <text:p text:style-name="P7">Stealth<text:span text:style-name="T5"><text:tab/><text:tab/>xp:500</text:span></text:p>
        </text:list-item>
        <text:list-item>
          <text:p text:style-name="P22"><text:span text:style-name="T1">Backstab<text:tab/>xp:200</text:span></text:p>
        </text:list-item>
        <text:list-item>
          <text:p text:style-name="P35">Assassinate <text:span text:style-name="T5"><text:tab/>xp:400</text:span></text:p>
        </text:list-item>
      </text:list>
      <text:p text:style-name="P44">Lazarus specific</text:p>
      <text:list xml:id="list155734017162470" text:continue-numbering="true" text:style-name="L49">
        <text:list-item>
          <text:p text:style-name="P22"><text:span text:style-name="T2">Wind<text:tab/><text:tab/>xp:100</text:span></text:p>
        </text:list-item>
        <text:list-item>
          <text:p text:style-name="P22"><text:span text:style-name="T2">Earth<text:tab/><text:tab/>xp:300</text:span></text:p>
        </text:list-item>
        <text:list-item>
          <text:p text:style-name="P35">Fire<text:span text:style-name="T5"><text:tab/><text:tab/>xp:500</text:span></text:p>
        </text:list-item>
        <text:list-item>
          <text:p text:style-name="P35">Drain<text:span text:style-name="T5"><text:tab/><text:tab/>xp:100</text:span></text:p>
        </text:list-item>
        <text:list-item>
          <text:p text:style-name="P35">Gravity<text:span text:style-name="T5"><text:tab/>xp:300</text:span></text:p>
        </text:list-item>
        <text:list-item>
          <text:p text:style-name="P35">Nova<text:span text:style-name="T5"><text:tab/><text:tab/>xp:50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15:57:33.883000000</dc:date>
    <meta:editing-duration>PT9M10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4" meta:paragraph-count="87" meta:word-count="537" meta:character-count="2813" meta:non-whitespace-character-count="2417"/>
  </office:meta>
</office:document-meta>
</file>